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UserPoolDataSource.setDefaultMaxWait( int defaultMax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UserPoolDataSource.setPerUserMaxActive( String username ,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registerPool( String username , String 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UserPoolDataSource.getPerUserDefaultAutoCommi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getPooledConnectionAndInfo( String username , String 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erUserPoolDataSource.PerUserPool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UserPoolDataSource.getDefaultMax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UserPoolDataSource.setDefaultMaxIdle( int defaultMax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UserPoolDataSource.getPerUserDefaultReadOnly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UserPoolDataSource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UserPoolDataSource.setPerUserMaxIdle( String username ,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getPerUserMaxActive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setPerUserDefaultReadOnly( String user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setPerUserMaxWait( String username ,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getPerUserMaxWait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getDefaultMax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UserPoolDataSource.setupDefaults( Connection con , String user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erUserPoolDataSource.getNum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UserPoolDataSource.getNum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UserPoolDataSource.getPerUserMaxIdle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setPerUserDefaultTransactionIsolation( String username ,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setDefaultMaxActive(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UserPoolDataSourc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UserPoolDataSource.getDefaul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UserPoolDataSource.getNumIdle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UserPoolDataSource.getPerUserDefaultTransactionIsolation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UserPoolDataSource.close( Map pool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UserPoolDataSource.getPoolKey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UserPoolDataSource.getNumActive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UserPoolDataSource.setPerUserDefaultAutoCommit( String user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